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7ef91" officeooo:paragraph-rsid="0007ef91"/>
    </style:style>
    <style:style style:name="P2" style:family="paragraph" style:parent-style-name="Standard">
      <style:text-properties officeooo:rsid="0009ab5a" officeooo:paragraph-rsid="0009ab5a"/>
    </style:style>
    <style:style style:name="P3" style:family="paragraph" style:parent-style-name="Standard">
      <style:text-properties officeooo:rsid="000a733e" officeooo:paragraph-rsid="000a733e"/>
    </style:style>
    <style:style style:name="P4" style:family="paragraph" style:parent-style-name="Standard">
      <style:text-properties style:font-name="Calibri" fo:font-size="12pt" officeooo:paragraph-rsid="000a733e" style:font-size-asian="12pt" style:font-size-complex="12pt"/>
    </style:style>
    <style:style style:name="P5" style:family="paragraph" style:parent-style-name="Standard">
      <style:text-properties style:font-name="Calibri" fo:font-size="12pt" officeooo:rsid="000ba5b0" officeooo:paragraph-rsid="000ba5b0" style:font-size-asian="12pt" style:font-size-complex="12pt"/>
    </style:style>
    <style:style style:name="P6" style:family="paragraph" style:parent-style-name="Standard">
      <style:text-properties style:font-name="Calibri" fo:font-size="12pt" officeooo:rsid="000c2312" officeooo:paragraph-rsid="000c2312" style:font-size-asian="12pt" style:font-size-complex="12pt"/>
    </style:style>
    <style:style style:name="P7" style:family="paragraph" style:parent-style-name="Standard">
      <style:text-properties style:font-name="Calibri" fo:font-size="12pt" officeooo:rsid="000dbad1" officeooo:paragraph-rsid="000dbad1" style:font-size-asian="12pt" style:font-size-complex="12pt"/>
    </style:style>
    <style:style style:name="P8" style:family="paragraph" style:parent-style-name="Standard">
      <style:text-properties officeooo:rsid="0007ef91" officeooo:paragraph-rsid="0007ef91"/>
    </style:style>
    <style:style style:name="P9" style:family="paragraph" style:parent-style-name="Standard">
      <style:text-properties officeooo:rsid="000fbcdd" officeooo:paragraph-rsid="000fbcdd"/>
    </style:style>
    <style:style style:name="P10" style:family="paragraph" style:parent-style-name="Standard">
      <style:text-properties officeooo:rsid="000fbcdd" officeooo:paragraph-rsid="00107e8f"/>
    </style:style>
    <style:style style:name="P11" style:family="paragraph" style:parent-style-name="Standard">
      <style:text-properties officeooo:rsid="00107e8f" officeooo:paragraph-rsid="00107e8f"/>
    </style:style>
    <style:style style:name="P12" style:family="paragraph" style:parent-style-name="Standard">
      <style:text-properties officeooo:rsid="0009ab5a" officeooo:paragraph-rsid="0009ab5a"/>
    </style:style>
    <style:style style:name="T1" style:family="text">
      <style:text-properties officeooo:rsid="000a733e"/>
    </style:style>
    <style:style style:name="T2" style:family="text">
      <style:text-properties officeooo:rsid="000adc50"/>
    </style:style>
    <style:style style:name="T3" style:family="text">
      <style:text-properties officeooo:rsid="000c2312"/>
    </style:style>
    <style:style style:name="T4" style:family="text">
      <style:text-properties officeooo:rsid="000dbad1"/>
    </style:style>
    <style:style style:name="T5" style:family="text">
      <style:text-properties officeooo:rsid="000e5c47"/>
    </style:style>
    <style:style style:name="T6" style:family="text">
      <style:text-properties officeooo:rsid="00107e8f"/>
    </style:style>
    <style:style style:name="T7" style:family="text">
      <style:text-properties officeooo:rsid="0013435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ataset1 – artifical</text:p>
      <text:p text:style-name="P2"/>
      <text:p text:style-name="P2">k=1,</text:p>
      <text:p text:style-name="P2"/>
      <text:p text:style-name="P2">input confusion matrix in format[a1 a2 a3;b1 b2 b3;c1 c2 c3][111 9 16;4 116 0;10 0 109]</text:p>
      <text:p text:style-name="P2"/>
      <text:p text:style-name="P2">recall for c1,c2,c3: 0.888000, 0.928000, 0.872000</text:p>
      <text:p text:style-name="P2">precision for c1,c2,c3: 0.816176, 0.966667, 0.915966</text:p>
      <text:p text:style-name="P2">F-score for c1,c2,c3: 0.850575, 0.946939, 0.893443</text:p>
      <text:p text:style-name="P2">mean recall for c1,c2,c3: 0.896000</text:p>
      <text:p text:style-name="P2">mean presicion for c1,c2,c3: 0.899603</text:p>
      <text:p text:style-name="P2">accuracy for dataset: 89.600000</text:p>
      <text:p text:style-name="P2"/>
      <text:p text:style-name="P2">k=2,</text:p>
      <text:p text:style-name="P2">input confusion matrix in format[a1 a2 a3;b1 b2 b3;c1 c2 c3][125 0 0;0 125 0;0 0 125]</text:p>
      <text:p text:style-name="P2">recall for c1,c2,c3: 1.000000, 1.000000, 1.000000</text:p>
      <text:p text:style-name="P2"/>
      <text:p text:style-name="P2">precision for c1,c2,c3: 1.000000, 1.000000, 1.000000</text:p>
      <text:p text:style-name="P2"/>
      <text:p text:style-name="P2">F-score for c1,c2,c3: 1.000000, 1.000000, 1.000000</text:p>
      <text:p text:style-name="P2"/>
      <text:p text:style-name="P2">mean recall for c1,c2,c3: 1.000000</text:p>
      <text:p text:style-name="P2"/>
      <text:p text:style-name="P2">mean presicion for c1,c2,c3: 1.000000</text:p>
      <text:p text:style-name="P2">accuracy for dataset: 100.000000</text:p>
      <text:p text:style-name="P2"/>
      <text:p text:style-name="P2">k=4,</text:p>
      <text:p text:style-name="P2">input confusion matrix in format[a1 a2 a3;b1 b2 b3;c1 c2 c3][125 0 0;0 125 0;0 0 125]</text:p>
      <text:p text:style-name="P2">recall for c1,c2,c3: 1.000000, 1.000000, 1.000000</text:p>
      <text:p text:style-name="P2"/>
      <text:p text:style-name="P2">precision for c1,c2,c3: 1.000000, 1.000000, 1.000000</text:p>
      <text:p text:style-name="P2"/>
      <text:p text:style-name="P2">F-score for c1,c2,c3: 1.000000, 1.000000, 1.000000</text:p>
      <text:p text:style-name="P2"/>
      <text:p text:style-name="P2">mean recall for c1,c2,c3: 1.000000</text:p>
      <text:p text:style-name="P2"/>
      <text:p text:style-name="P2">mean presicion for c1,c2,c3: 1.000000</text:p>
      <text:p text:style-name="P2">accuracy for dataset: 100.000000</text:p>
      <text:p text:style-name="P2"/>
      <text:p text:style-name="P2">k=8,</text:p>
      <text:p text:style-name="P2">input confusion matrix in format[a1 a2 a3;b1 b2 b3;c1 c2 c3][125 0 0;0 125 0;0 0 125]</text:p>
      <text:p text:style-name="P2">recall for c1,c2,c3: 1.000000, 1.000000, 1.000000</text:p>
      <text:p text:style-name="P2"/>
      <text:p text:style-name="P2">precision for c1,c2,c3: 1.000000, 1.000000, 1.000000</text:p>
      <text:p text:style-name="P2"/>
      <text:p text:style-name="P2">F-score for c1,c2,c3: 1.000000, 1.000000, 1.000000</text:p>
      <text:p text:style-name="P2"/>
      <text:p text:style-name="P2">mean recall for c1,c2,c3: 1.000000</text:p>
      <text:p text:style-name="P2"/>
      <text:p text:style-name="P2">mean presicion for c1,c2,c3: 1.000000</text:p>
      <text:p text:style-name="P2">accuracy for dataset: 100.000000</text:p>
      <text:p text:style-name="P2"/>
      <text:p text:style-name="P2"><text:soft-page-break/>////////////////////////////////////////////////////////////////////////////////////////////////////////////////////////</text:p>
      <text:p text:style-name="P1"/>
      <text:p text:style-name="P1">Dataset2 – Speech</text:p>
      <text:p text:style-name="P1"/>
      <text:p text:style-name="P1">k=1,</text:p>
      <text:p text:style-name="P1">input confusion matrix in format[a1 a2 a3;b1 b2 b3;c1 c2 c3][582 0 1;3 611 28;12 11 512]</text:p>
      <text:p text:style-name="P1"/>
      <text:p text:style-name="P1">recall for c1,c2,c3: 0.974874, 0.982315, 0.946396</text:p>
      <text:p text:style-name="P1"/>
      <text:p text:style-name="P1">precision for c1,c2,c3: 0.998285, 0.951713, 0.957009</text:p>
      <text:p text:style-name="P1"/>
      <text:p text:style-name="P1">F-score for c1,c2,c3: 0.986441, 0.966772, 0.951673</text:p>
      <text:p text:style-name="P1"/>
      <text:p text:style-name="P1">mean recall for c1,c2,c3: 0.967862</text:p>
      <text:p text:style-name="P1"/>
      <text:p text:style-name="P1">mean presicion for c1,c2,c3: 0.969002</text:p>
      <text:p text:style-name="P1">accuracy for dataset: 96.875000</text:p>
      <text:p text:style-name="P1"/>
      <text:p text:style-name="P1">k=2,</text:p>
      <text:p text:style-name="P1">input confusion matrix in format[a1 a2 a3;b1 b2 b3;c1 c2 c3][582 0 1;14 611 29;1 11 511]</text:p>
      <text:p text:style-name="P1">recall for c1,c2,c3: 0.974874, 0.982315, 0.944547</text:p>
      <text:p text:style-name="P1"/>
      <text:p text:style-name="P1">precision for c1,c2,c3: 0.998285, 0.934251, 0.977055</text:p>
      <text:p text:style-name="P1"/>
      <text:p text:style-name="P1">F-score for c1,c2,c3: 0.986441, 0.957680, 0.960526</text:p>
      <text:p text:style-name="P1"/>
      <text:p text:style-name="P1">mean recall for c1,c2,c3: 0.967246</text:p>
      <text:p text:style-name="P1"/>
      <text:p text:style-name="P1">mean presicion for c1,c2,c3: 0.969864</text:p>
      <text:p text:style-name="P1">accuracy for dataset: 96.818182</text:p>
      <text:p text:style-name="P1"/>
      <text:p text:style-name="P1">k=4,</text:p>
      <text:p text:style-name="P1">input confusion matrix in format[a1 a2 a3;b1 b2 b3;c1 c2 c3][582 0 1;9 610 24;6 12 516]</text:p>
      <text:p text:style-name="P1">recall for c1,c2,c3: 0.974874, 0.980707, 0.953789</text:p>
      <text:p text:style-name="P1"/>
      <text:p text:style-name="P1">precision for c1,c2,c3: 0.998285, 0.948678, 0.966292</text:p>
      <text:p text:style-name="P1"/>
      <text:p text:style-name="P1">F-score for c1,c2,c3: 0.986441, 0.964427, 0.960000</text:p>
      <text:p text:style-name="P1"/>
      <text:p text:style-name="P1">mean recall for c1,c2,c3: 0.969790</text:p>
      <text:p text:style-name="P1"/>
      <text:p text:style-name="P1">mean presicion for c1,c2,c3: 0.971085</text:p>
      <text:p text:style-name="P1">accuracy for dataset: 97.045455</text:p>
      <text:p text:style-name="P1"/>
      <text:p text:style-name="P1">k=8,</text:p>
      <text:p text:style-name="P1">input confusion matrix in format[a1 a2 a3;b1 b2 b3;c1 c2 c3][592 0 1;3 610 24;2 12 516]</text:p>
      <text:p text:style-name="P1">recall for c1,c2,c3: 0.991625, 0.980707, 0.953789</text:p>
      <text:p text:style-name="P1"/>
      <text:p text:style-name="P1">precision for c1,c2,c3: 0.998314, 0.957614, 0.973585</text:p>
      <text:p text:style-name="P1"/>
      <text:p text:style-name="P1">F-score for c1,c2,c3: 0.994958, 0.969023, 0.963585</text:p>
      <text:p text:style-name="P1"/>
      <text:p text:style-name="P1"><text:soft-page-break/>mean recall for c1,c2,c3: 0.975374</text:p>
      <text:p text:style-name="P1"/>
      <text:p text:style-name="P1">mean presicion for c1,c2,c3: 0.976504</text:p>
      <text:p text:style-name="P1">accuracy for dataset: 97.613636</text:p>
      <text:p text:style-name="P1"/>
      <text:p text:style-name="P1">k=16,</text:p>
      <text:p text:style-name="P1">input confusion matrix in format[a1 a2 a3;b1 b2 b3;c1 c2 c3][582 0 1; 3 611 29; 12 11 511]</text:p>
      <text:p text:style-name="P1">recall for c1,c2,c3: 0.974874, 0.982315, 0.944547</text:p>
      <text:p text:style-name="P1"/>
      <text:p text:style-name="P1">precision for c1,c2,c3: 0.998285, 0.950233, 0.956929</text:p>
      <text:p text:style-name="P1"/>
      <text:p text:style-name="P1">F-score for c1,c2,c3: 0.986441, 0.966008, 0.950698</text:p>
      <text:p text:style-name="P1"/>
      <text:p text:style-name="P1">mean recall for c1,c2,c3: 0.967246</text:p>
      <text:p text:style-name="P1"/>
      <text:p text:style-name="P1">mean presicion for c1,c2,c3: 0.968482</text:p>
      <text:p text:style-name="P1">accuracy for dataset: 96.818182</text:p>
      <text:p text:style-name="P1">////////////////////////////////////////////////////////////////////////////////////////////////////////////////////////////////////////////////</text:p>
      <text:p text:style-name="P9">2(<text:span text:style-name="T7">b</text:span>) <text:span text:style-name="T7">histogram image</text:span></text:p>
      <text:p text:style-name="P9">k=1,</text:p>
      <text:p text:style-name="P9">input confusion matrix in format[a1 a2 a3;b1 b2 b3;c1 c2 c3][3197 3196 3122;0 0 0;3 4 78]</text:p>
      <text:p text:style-name="P9">recall for c1,c2,c3: 0.999062, 0.000000, 0.024375</text:p>
      <text:p text:style-name="P9"/>
      <text:p text:style-name="P9">precision for c1,c2,c3: 0.335996, NaN, 0.917647</text:p>
      <text:p text:style-name="P9"/>
      <text:p text:style-name="P9">F-score for c1,c2,c3: 0.502871, NaN, 0.047489</text:p>
      <text:p text:style-name="P9"/>
      <text:p text:style-name="P9">mean recall for c1,c2,c3: 0.341146</text:p>
      <text:p text:style-name="P9"/>
      <text:p text:style-name="P9">mean presicion for c1,c2,c3: NaN</text:p>
      <text:p text:style-name="P9">accuracy for dataset: 34.114583</text:p>
      <text:p text:style-name="P9"/>
      <text:p text:style-name="P11">k=2,</text:p>
      <text:p text:style-name="P10">input confusion matrix in format[a1 a2 a3;b1 b2 b3;c1 c2 c3][3197 3196 3122;0 0 0;3 4 78]</text:p>
      <text:p text:style-name="P10">recall for c1,c2,c3: 0.999062, 0.000000, 0.024375</text:p>
      <text:p text:style-name="P10"/>
      <text:p text:style-name="P10">precision for c1,c2,c3: 0.335996, NaN, 0.917647</text:p>
      <text:p text:style-name="P10"/>
      <text:p text:style-name="P10">F-score for c1,c2,c3: 0.502871, NaN, 0.047489</text:p>
      <text:p text:style-name="P10"/>
      <text:p text:style-name="P10">mean recall for c1,c2,c3: 0.341146</text:p>
      <text:p text:style-name="P10"/>
      <text:p text:style-name="P10">mean presicion for c1,c2,c3: NaN</text:p>
      <text:p text:style-name="P10">accuracy for dataset: 34.114583</text:p>
      <text:p text:style-name="P9"/>
      <text:p text:style-name="P9">k=<text:span text:style-name="T6">4</text:span>,</text:p>
      <text:p text:style-name="P9">input confusion matrix in format[a1 a2 a3;b1 b2 b3;c1 c2 c3][2777 2596 1763;0 0 0;423 604 1437]</text:p>
      <text:p text:style-name="P9">recall for c1,c2,c3: 0.867812, 0.000000, 0.449062</text:p>
      <text:p text:style-name="P9"/>
      <text:p text:style-name="P9">precision for c1,c2,c3: 0.389154, NaN, 0.583198</text:p>
      <text:p text:style-name="P9"/>
      <text:p text:style-name="P9">F-score for c1,c2,c3: 0.537345, NaN, 0.507415</text:p>
      <text:p text:style-name="P9"><text:soft-page-break/></text:p>
      <text:p text:style-name="P9">mean recall for c1,c2,c3: 0.438958</text:p>
      <text:p text:style-name="P9"/>
      <text:p text:style-name="P9">mean presicion for c1,c2,c3: NaN</text:p>
      <text:p text:style-name="P9">accuracy for dataset: 43.895833</text:p>
      <text:p text:style-name="P9"/>
      <text:p text:style-name="P9">k=<text:span text:style-name="T6">8</text:span>,</text:p>
      <text:p text:style-name="P9">input confusion matrix in format[a1 a2 a3;b1 b2 b3;c1 c2 c3][2602 2513 1656;0 0 0;598 687 1544]</text:p>
      <text:p text:style-name="P9">recall for c1,c2,c3: 0.813125, 0.000000, 0.482500</text:p>
      <text:p text:style-name="P9"/>
      <text:p text:style-name="P9">precision for c1,c2,c3: 0.384286, NaN, 0.545776</text:p>
      <text:p text:style-name="P9"/>
      <text:p text:style-name="P9">F-score for c1,c2,c3: 0.521914, NaN, 0.512191</text:p>
      <text:p text:style-name="P9"/>
      <text:p text:style-name="P9">mean recall for c1,c2,c3: 0.431875</text:p>
      <text:p text:style-name="P9"/>
      <text:p text:style-name="P9">mean presicion for c1,c2,c3: NaN</text:p>
      <text:p text:style-name="P9">accuracy for dataset: 43.187500</text:p>
      <text:p text:style-name="P9"/>
      <text:p text:style-name="P11">k=16,</text:p>
      <text:p text:style-name="P11">input confusion matrix in format[a1 a2 a3;b1 b2 b3;c1 c2 c3][3200 3200 3200;0 0 0;0 0 0]</text:p>
      <text:p text:style-name="P11">recall for c1,c2,c3: 1.000000, 0.000000, 0.000000</text:p>
      <text:p text:style-name="P11"/>
      <text:p text:style-name="P11">precision for c1,c2,c3: 0.333333, NaN, NaN</text:p>
      <text:p text:style-name="P11"/>
      <text:p text:style-name="P11">F-score for c1,c2,c3: 0.500000, NaN, NaN</text:p>
      <text:p text:style-name="P11"/>
      <text:p text:style-name="P11">mean recall for c1,c2,c3: 0.333333</text:p>
      <text:p text:style-name="P11"/>
      <text:p text:style-name="P11">mean presicion for c1,c2,c3: NaN</text:p>
      <text:p text:style-name="P11">accuracy for dataset: 33.333333</text:p>
      <text:p text:style-name="P9"/>
      <text:p text:style-name="P1"/>
      <text:p text:style-name="P1">////////////////////////////////////////////////////////////////////////////////////////////////////////////////////////////////////////////////</text:p>
      <text:p text:style-name="P3"/>
      <text:p text:style-name="P3">Introduction:</text:p>
      <text:p text:style-name="P4"><text:span text:style-name="T1">In the given assignment, two dataset type of two-dimensional artificial feature vector is given with three classes and real world speech, image dataset given. In dataset 1 and 2(a) </text:span>of which 75 percentage of data to be used for training and rest for testing. <text:span text:style-name="T2">For dataset 2(b) and 2(c) training and testing data is given separately.</text:span> <text:s/>Decisions should be based fundamentally on task or cost speci<text:span text:style-name="T2">fi</text:span>c. For all the dataset the classier used is Bayes classier which is known statistical pattern recognition and non-discriminatory learning method. <text:span text:style-name="T2">Parameters of GMM are initialized using K-means clustering with random initialization.</text:span> Its determinant function is in terms of probability, assumption made for class-conditional densities are natural or Gaussian densities due to its analytical track-ability [1]. With intention of easy assessment, decision region and training data will be plotted in following colour and symbol throughout the report i.e., class region and training data will plotted using symbols : and respectively. Red, green and blue colours are for class1, class2 and class3 representation respectively. Each dataset is superposed by its two dimensional contours of hyperellipsoidals which measures the scale of scatter of samples about the mean, plotted in black colour. For programming Matlab software is used. Report has been divided into f<text:span text:style-name="T5">ive</text:span> sections according to <text:span text:style-name="T5">different datasets</text:span> and subsections consisting of performance derivations from <text:soft-page-break/>confusion matrix, confusion matrix based on test data, decision region plot<text:span text:style-name="T5">ted</text:span> with training data superposed, <text:span text:style-name="T5">K-means cluster plot for all classes together with the training data and contour superposed and observations.</text:span></text:p>
      <text:p text:style-name="P4"/>
      <text:p text:style-name="P5">Dataset 2(b)</text:p>
      <text:p text:style-name="P5">For colour histogram feature, image is resized to 256x256 in which 32 numbers of <text:s/>32x32 non-overlapping patches on every images are taken. <text:span text:style-name="T3">24 dimensional feature vector for each patch made using 8 bin made from pixels values in each bin between 0 to 255 range obtained from histogram data for R,G,B colour and this represent as collection of 24-dimension colour histogram vectors.</text:span></text:p>
      <text:p text:style-name="P6">BoVW</text:p>
      <text:p text:style-name="P6">create 32-dimension BoVW representation for that image <text:span text:style-name="T4">by grouping all the 24-dimension colour histogram vectors into 32 clusters using K-means clustering algorithm.</text:span></text:p>
      <text:p text:style-name="P6"/>
      <text:p text:style-name="P6"/>
      <text:p text:style-name="P7">Dataset 2(c)</text:p>
      <text:p text:style-name="P7">2-dimensional feature vector made by computing mean and variance of intensities of pixels in 7x7 <text:s/>overlapping patches with a stride of 1 pixel on every training da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5T22:21:58.953000000</meta:creation-date>
    <dc:date>2018-04-16T23:18:11.135000000</dc:date>
    <meta:editing-duration>PT1H6M6S</meta:editing-duration>
    <meta:editing-cycles>7</meta:editing-cycles>
    <meta:generator>LibreOffice/5.4.1.2$Windows_x86 LibreOffice_project/ea7cb86e6eeb2bf3a5af73a8f7777ac570321527</meta:generator>
    <meta:document-statistic meta:table-count="0" meta:image-count="0" meta:object-count="0" meta:page-count="5" meta:paragraph-count="126" meta:word-count="1078" meta:character-count="7652" meta:non-whitespace-character-count="6695"/>
  </office:meta>
</office:document-meta>
</file>